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face style:name="B Titr" svg:font-family="'B Titr'"/>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buntu" svg:font-family="Ubuntu"/>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rsid="00061a14" officeooo:paragraph-rsid="00061a14"/>
    </style:style>
    <style:style style:name="P4" style:family="paragraph" style:parent-style-name="Heading_20_1">
      <style:paragraph-properties fo:line-height="150%" fo:text-align="end" style:justify-single-word="false" fo:break-before="page"/>
    </style:style>
    <style:style style:name="P5" style:family="paragraph" style:parent-style-name="Standard">
      <style:paragraph-properties fo:line-height="100%" fo:text-align="end" style:justify-single-word="false"/>
    </style:style>
    <style:style style:name="P6" style:family="paragraph" style:parent-style-name="Standard">
      <style:paragraph-properties fo:line-height="150%" fo:text-align="end" style:justify-single-word="false"/>
    </style:style>
    <style:style style:name="P7" style:family="paragraph" style:parent-style-name="Standard">
      <style:paragraph-properties fo:line-height="150%" fo:text-align="end" style:justify-single-word="false"/>
      <style:text-properties fo:font-weight="bold" style:font-weight-asian="bold" style:font-weight-complex="bold"/>
    </style:style>
    <style:style style:name="P8" style:family="paragraph" style:parent-style-name="Text_20_body">
      <style:paragraph-properties fo:margin-top="0cm" fo:margin-bottom="0cm" style:contextual-spacing="false" fo:line-height="100%" fo:text-align="end" style:justify-single-word="false"/>
    </style:style>
    <style:style style:name="P9" style:family="paragraph" style:parent-style-name="Heading_20_1">
      <style:paragraph-properties fo:line-height="150%" fo:text-align="end" style:justify-single-word="false"/>
      <style:text-properties officeooo:paragraph-rsid="001450b8"/>
    </style:style>
    <style:style style:name="P10" style:family="paragraph" style:parent-style-name="Text_20_body">
      <style:paragraph-properties fo:line-height="150%" fo:text-align="end" style:justify-single-word="false"/>
    </style:style>
    <style:style style:name="T1" style:family="text">
      <style:text-properties officeooo:rsid="0013e35e"/>
    </style:style>
    <style:style style:name="T2" style:family="text">
      <style:text-properties officeooo:rsid="001450b8"/>
    </style:style>
    <style:style style:name="T3" style:family="text">
      <style:text-properties style:font-name="Ubuntu" officeooo:rsid="001450b8" style:font-name-asian="B Titr" style:font-name-complex="B Titr"/>
    </style:style>
    <style:style style:name="T4" style:family="text">
      <style:text-properties style:font-name="Ubuntu" officeooo:rsid="001450b8" style:font-name-asian="Ubuntu" style:font-name-complex="Ubuntu"/>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به نام خدا</text:p>
      <text:p text:style-name="Text_20_body"/>
      <text:p text:style-name="Text_20_body"/>
      <text:p text:style-name="Text_20_body"/>
      <text:h text:style-name="P1" text:outline-level="1">تمرین جلسه پنجم و ششم الگوریتم‌های گراف و شبکه</text:h>
      <text:p text:style-name="P2"/>
      <text:p text:style-name="P2"/>
      <text:p text:style-name="P2">حسام مومیوند فرد</text:p>
      <text:p text:style-name="P3">810803063</text:p>
      <text:p text:style-name="P3"/>
      <text:p text:style-name="P3"/>
      <text:p text:style-name="P3">بهار 1404</text:p>
      <text:h text:style-name="P4" text:outline-level="1">آیا در مورد گراف‌های <text:span text:style-name="T1">5-منتظم که دارای یال برشی می‌باشند، می‌توان ادعا کرد که دارای تطابق کامل نیستند؟ همچنین به طور کل، گراف‌های فرد-منتظم چه ویژگی‌هایی دارند؟</text:span></text:h>
      <text:p text:style-name="P5">گراف ۵-منظم با یال برشی e={u,v} رو در نظر بگیرید. حذف e گراف رو به دو جزء G1​ و G2​ تقسیم می‌کنه، که درجه u و v از ۵ به ۴ کم میشه. تطابق کامل نیاز به جفت کردن همه رأس‌ها داره، اما یال برشی یه گلوگاهه: اگه e تو تطابق باشه، G1​ و G2​ باید جداگانه تطابق کامل داشته باشن، که با درجه‌های تغییرکرده معمولاً ممکن نیست. پس این گراف‌ها اغلب تطابق کامل ندارن. ولی خب مثالی هم میشه ساخت که تو شرایط ما بگنجه و جواب باشه. مثلاً دوتا <text:span text:style-name="T1">k6 که با یه یال به هم وصل شدن و خب با حذف هوشمندانه یال‌هایی از دوتا k6 میشه کل گراف رو 5-منتظم کرد و بعد از حذف یال برشی هم تطابق کامل داریم و همه چیز شیک و تر و تمیزه.</text:span></text:p>
      <text:p text:style-name="P6"/>
      <text:p text:style-name="P7">و اما ویژگی‌های فرد-منتظم‌ها:</text:p>
      <text:p text:style-name="P8"><text:span text:style-name="Strong_20_Emphasis">تعداد رأس‌ها زوجه</text:span>: چون مجموع درجه‌ها (∑d(v)=2∣E∣) باید زوج باشه (قضیه دست دادن)، اگه درجه هر رأس فرد باشه (مثل k که k فرده)، تعداد رأس‌ها (n) باید زوج باشه تا n⋅k زوج بشه. </text:p>
      <text:p text:style-name="P8"><text:span text:style-name="Strong_20_Emphasis">متصل بودن</text:span>: گراف‌های فرد-منظم متصل معمولاً وجود دارن (مثل گراف کامل K4​ که ۳-منظمه). اما اگه متصل نباشن، هر جزء باید خودش این ویژگی رو داشته باشه. </text:p>
      <text:p text:style-name="P8"><text:span text:style-name="Strong_20_Emphasis">تطابق کامل</text:span>: گراف‌های فرد-منظم گاهی تطابق کامل دارن (مثل K4​ که ۳-منظمه و تطابق کامل داره)، ولی این بستگی به ساختار گراف داره. قضیه تطابق (مثل قضیه تات) می‌گه اگه گراف شرایط خاصی رو داشته باشه، تطابق کامل ممکنه. </text:p>
      <text:p text:style-name="P8"><text:span text:style-name="Strong_20_Emphasis">دورها</text:span>: گراف‌های فرد-منظم معمولاً دورهای زوج و فرد دارن، ولی وجود دورهای فرد می‌تونه باعث بشه دوبخشی (bipartite) نباشن. </text:p>
      <text:p text:style-name="P8"><text:span text:style-name="Strong_20_Emphasis">یال برشی</text:span>: اگه گراف فرد-منظم یال برشی داشته باشه، مثل حالت ۵-منظم، ممکنه تطابق کامل رو سخت‌تر کنه، چون زیرگراف‌ها بعد از حذف یال برشی درجه‌های متفاوتی پیدا می‌کنن.</text:p>
      <text:h text:style-name="P9" text:outline-level="1">اگر گراف <text:span text:style-name="T2">G یک گراف r-منتظم با تعداد رئوس زوج باشد، آنگاه عدد رنگی یالی آن برابر </text:span><text:span text:style-name="T3">Δ <text:s/>است. ( </text:span><text:span text:style-name="T4">′</text:span><text:span text:style-name="T3">Δ = x <text:s/>)</text:span></text:h>
      <text:p text:style-name="P5">گراف پترسن ۳-منظمه و ۱۰ رأس (زوج) داره، ولی عدد رنگی یالیش ۴ هست (r+1=3+1)، چون ساختار خاصش (مثل دورهای فرد) باعث می‌شه با ۳ رنگ نشه یال‌ها رو رنگ کرد.</text:p>
      <text:p text:style-name="P5"/>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face style:name="B Titr" svg:font-family="'B Titr'"/>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buntu" svg:font-family="Ubuntu"/>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B Nazanin" style:font-size-asian="10.5pt" style:language-asian="zh" style:country-asian="CN" style:font-name-complex="B Nazanin" style:font-size-complex="14pt" style:language-complex="fa" style:country-complex="IR"/>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B Nazanin" style:font-size-asian="10.5pt" style:language-asian="zh" style:country-asian="CN" style:font-name-complex="B Nazanin" style:font-size-complex="14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rl-tb">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 Titr" style:font-family-asian="'B Titr'" style:font-size-asian="14pt" style:font-name-complex="B Titr" style:font-family-complex="'B Titr'"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B Nazanin" fo:font-family="'B Nazanin'" style:font-name-asian="B Nazanin" style:font-family-asian="'B Nazanin'" style:font-size-asian="12pt" style:font-name-complex="B Nazanin" style:font-family-complex="'B Nazanin'"/>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name-asian="B Nazanin" style:font-family-asian="'B Nazanin'" style:font-size-asian="12pt" style:font-style-asian="italic" style:font-name-complex="B Nazanin" style:font-family-complex="'B Nazanin'" style:font-size-complex="14pt" style:font-style-complex="italic"/>
    </style:style>
    <style:style style:name="Index" style:family="paragraph" style:parent-style-name="Standard" style:class="index">
      <style:paragraph-properties text:number-lines="false" text:line-number="0"/>
      <style:text-properties style:font-name-asian="B Nazanin" style:font-family-asian="'B Nazanin'" style:font-size-asian="12pt" style:font-name-complex="B Nazanin" style:font-family-complex="'B Nazanin'"/>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2T21:10:26.141094245</meta:creation-date>
    <meta:generator>LibreOffice/24.8.6.2$Linux_X86_64 LibreOffice_project/d50be90c1d90f0f90a5235ffcbbafbbfa38a83c2</meta:generator>
    <dc:date>2025-04-04T04:09:22.850197541</dc:date>
    <meta:editing-duration>PT12H40M51S</meta:editing-duration>
    <meta:editing-cycles>8</meta:editing-cycles>
    <meta:document-statistic meta:table-count="0" meta:image-count="0" meta:object-count="0" meta:page-count="2" meta:paragraph-count="15" meta:word-count="226" meta:character-count="1897" meta:non-whitespace-character-count="946"/>
  </office:meta>
</office:document-meta>
</file>